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7.62cm" svg:x="6.35cm" svg:y="1.27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2.31cm" svg:height="0.271cm" draw:transform="skewX (-0.0624827872213852) rotate (1.29241631110156) translate (22.8589361850119cm 10.1595473735638cm)" svg:viewBox="0 0 2311 272" svg:d="m0 49543c136 608 2311-2 2311-2">
            <text:p/>
          </draw:path>
          <draw:path draw:style-name="gr2" draw:text-style-name="P1" draw:layer="layout" svg:width="2.31cm" svg:height="0.271cm" draw:transform="skewX (0.0624827872213852) rotate (1.84917634248764) translate (23.495cm 7.9375cm)" svg:viewBox="0 0 2311 272" svg:d="m2311 40821c-136 608-2311-2-2311-2">
            <text:p/>
          </draw:path>
        </draw:g>
        <draw:line draw:style-name="gr3" draw:text-style-name="P1" draw:layer="layout" svg:x1="22.86cm" svg:y1="1.27cm" svg:x2="22.86cm" svg:y2="5.715cm">
          <text:p/>
        </draw:line>
        <draw:g>
          <draw:path draw:style-name="gr2" draw:text-style-name="P1" draw:layer="layout" svg:width="2.31cm" svg:height="0.271cm" draw:transform="skewX (-0.0624827872213852) rotate (1.29241631110156) translate (6.34993618501188cm 10.1595473735638cm)" svg:viewBox="0 0 2311 272" svg:d="m0 17797c136 608 2311-2 2311-2">
            <text:p/>
          </draw:path>
          <draw:path draw:style-name="gr2" draw:text-style-name="P1" draw:layer="layout" svg:width="2.31cm" svg:height="0.271cm" draw:transform="skewX (0.0624827872213852) rotate (1.84917634248764) translate (6.986cm 7.9375cm)" svg:viewBox="0 0 2311 272" svg:d="m2311 9074c-136 609-2311-2-2311-2">
            <text:p/>
          </draw:path>
        </draw:g>
        <draw:custom-shape draw:style-name="gr4" draw:text-style-name="P2" draw:layer="layout" svg:width="16.51cm" svg:height="1.27cm" svg:x="6.35cm" svg:y="0.63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7.94cm" svg:height="1.27cm" svg:x="0.635cm" svg:y="8.25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19.685cm" svg:y="6.35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35cm" svg:y1="1.27cm" svg:x2="6.35cm" svg:y2="5.715cm">
          <text:p/>
        </draw:line>
        <draw:custom-shape draw:style-name="gr5" draw:text-style-name="P2" draw:layer="layout" svg:width="8.89cm" svg:height="1.27cm" svg:x="0.635cm" svg:y="6.35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2.31cm" svg:height="0.27cm" draw:transform="skewX (-0.0630063859969834) rotate (-1.84917634248883) translate (6.35018180879879cm 5.7150397737096cm)" svg:viewBox="0 0 2311 271" svg:d="m0-15352c136 610 2311 0 2311 0">
            <text:p/>
          </draw:path>
          <draw:path draw:style-name="gr2" draw:text-style-name="P1" draw:layer="layout" svg:width="2.31cm" svg:height="0.271cm" draw:transform="skewX (0.0630063859969834) rotate (-1.29241631110274) translate (5.716cm 7.9375cm)" svg:viewBox="0 0 2311 272" svg:d="m2311-6628c-136 610-2311-1-2311-1">
            <text:p/>
          </draw:path>
        </draw:g>
        <draw:g>
          <draw:path draw:style-name="gr2" draw:text-style-name="P1" draw:layer="layout" svg:width="2.31cm" svg:height="0.27cm" draw:transform="skewX (-0.0630063859969834) rotate (-1.84917634248883) translate (22.8591818087988cm 5.7150397737096cm)" svg:viewBox="0 0 2311 271" svg:d="m0-47099c136 610 2311 0 2311 0">
            <text:p/>
          </draw:path>
          <draw:path draw:style-name="gr2" draw:text-style-name="P1" draw:layer="layout" svg:width="2.31cm" svg:height="0.27cm" draw:transform="skewX (0.0630063859969834) rotate (-1.29241631110274) translate (22.225cm 7.9375cm)" svg:viewBox="0 0 2311 271" svg:d="m2311-38376c-136 610-2311 0-2311 0">
            <text:p/>
          </draw:path>
        </draw:g>
        <draw:line draw:style-name="gr6" draw:text-style-name="P1" draw:layer="layout" svg:x1="8.255cm" svg:y1="3.88cm" svg:x2="6.35cm" svg:y2="3.88cm">
          <text:p/>
        </draw:line>
        <draw:frame draw:style-name="gr7" draw:text-style-name="P3" draw:layer="layout" svg:width="14.07cm" svg:height="0.954cm" svg:x="8.355cm" svg:y="3.345cm">
          <draw:text-box>
            <text:p><text:span text:style-name="T1">(3) Action precondition trans-frame hypotheses</text:span></text:p>
          </draw:text-box>
        </draw:frame>
        <draw:line draw:style-name="gr6" draw:text-style-name="P1" draw:layer="layout" svg:x1="22.86cm" svg:y1="3.88cm" svg:x2="20.955cm" svg:y2="3.88cm">
          <text:p/>
        </draw:line>
        <draw:line draw:style-name="gr3" draw:text-style-name="P1" draw:layer="layout" svg:x1="0.635cm" svg:y1="10.48cm" svg:x2="3.175cm" svg:y2="10.48cm">
          <text:p/>
        </draw:line>
        <draw:frame draw:style-name="gr8" draw:text-style-name="P3" draw:layer="layout" svg:width="1.827cm" svg:height="1.585cm" svg:x="0.635cm" svg:y="10.48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7:21:08</meta:creation-date>
    <dc:date>2011-07-30T17:29:42</dc:date>
    <dc:creator>Bo Morgan</dc:creator>
    <meta:editing-duration>PT00H08M34S</meta:editing-duration>
    <meta:editing-cycles>3</meta:editing-cycles>
    <meta:generator>OpenOffice.org/3.2$Linux OpenOffice.org_project/320m12$Build-9483</meta:generator>
    <meta:document-statistic meta:object-count="24"/>
  </office:meta>
</office:document-meta>
</file>